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self Web公開ファイルの自動ダウンロード開発メモ</text:p>
      <text:p text:style-name="Text_20_body"/>
      <text:p text:style-name="Text_20_body">(1) 元のWeb公開アドレスは https://tubox.mail.tohoku.ac.jp/public/&lt;HASH&gt; という形をしている．</text:p>
      <text:p text:style-name="Text_20_body">(2) 上記URLにアクセスすると，ページは全面フレームになっており，その中身は</text:p>
      <text:p text:style-name="Text_20_body"><text:s text:c="5"/>https://tubox.mail.tohoku.ac.jp/proself/publicweb/publicweb_login.go?AD=init&amp;publicaddress=&lt;HASH&gt;</text:p>
      <text:p text:style-name="Text_20_body"><text:s text:c="5"/>という形になっている．ここにアクセスし，クッキーを受け取る．</text:p>
      <text:p text:style-name="Text_20_body"><text:s text:c="5"/>クッキーは</text:p>
      <text:p text:style-name="Text_20_body"><text:s text:c="5"/>fileview=0; </text:p>
      <text:p text:style-name="Text_20_body"><text:s text:c="5"/>JSESSIONID=D9726AF83966394B0FD35963626A88E1; </text:p>
      <text:p text:style-name="Text_20_body"><text:s text:c="5"/>_ga=GA1.3.1379933803.1516168611; 784c7ff1972bb41b872bbcda4d8cf519=3417534474.20480.0000</text:p>
      <text:p text:style-name="Text_20_body"><text:s text:c="5"/>の形式．おそらくJSESSIONIDだけが有効．</text:p>
      <text:p text:style-name="Text_20_body">(3) これを送信しつつ次のURLにアクセス．重要なのは多分 publicaddress=&lt;HASH&gt;のみ．</text:p>
      <text:p text:style-name="Text_20_body"><text:s text:c="5"/>https://tubox.mail.tohoku.ac.jp/proself/publicweb/publicweb.go?currentdirname=&amp;tabname=&amp;searchtext_public=&amp;searchtext_address=&amp;searchtext_file=&amp;searchtext_user=&amp;searchtext_group=&amp;searchtext_info=&amp;searchtext_session=&amp;abstractpath=&amp;foldertype=&amp;loginticket=&amp;filename=&amp;publicaddress=&lt;HASH&gt;&amp;timezoneOffset=540&amp;AD=list</text:p>
      <text:p text:style-name="Text_20_body">(4) 戻ってくるのはJSONのリスト．</text:p>
      <text:p text:style-name="Text_20_body">{"status":"success", "propfind":[ ファイル情報1, ファイル情報2, ...]}</text:p>
      <text:p text:style-name="Text_20_body">ファイル情報は以下の形式．</text:p>
      <text:p text:style-name="Text_20_body"><text:s text:c="2"/>{"name":"ファイル名",</text:p>
      <text:p text:style-name="Text_20_body"><text:s text:c="3"/>"size":ファイルサイズ,</text:p>
      <text:p text:style-name="Text_20_body"><text:s text:c="3"/>"collection":"",</text:p>
      <text:p text:style-name="Text_20_body"><text:s text:c="3"/>"lastModified":"更新日時",</text:p>
      <text:p text:style-name="Text_20_body"><text:s text:c="3"/>"uploadtime":"アップロード日時",</text:p>
      <text:p text:style-name="Text_20_body"><text:s text:c="3"/>"deletetime":"",</text:p>
      <text:p text:style-name="Text_20_body"><text:s text:c="3"/>"lastModifiedTime":"更新日時（数字）",</text:p>
      <text:p text:style-name="Text_20_body"><text:s text:c="3"/>"uploadtimeTime":"アップロード日時（数字）",</text:p>
      <text:p text:style-name="Text_20_body"><text:s text:c="3"/>"deletetimeTime":"",</text:p>
      <text:p text:style-name="Text_20_body"><text:s text:c="3"/>"extension":"拡張子",</text:p>
      <text:p text:style-name="Text_20_body"><text:s text:c="3"/>"contenttype":"",</text:p>
      <text:p text:style-name="Text_20_body"><text:s text:c="3"/>"publicaddress":"",</text:p>
      <text:p text:style-name="Text_20_body"><text:s text:c="3"/>"viewaddress":"",</text:p>
      <text:p text:style-name="Text_20_body"><text:soft-page-break/><text:s text:c="3"/>"fileexpire":"",</text:p>
      <text:p text:style-name="Text_20_body"><text:s text:c="3"/>"readonly":"",</text:p>
      <text:p text:style-name="Text_20_body"><text:s text:c="3"/>"filecomment":"",</text:p>
      <text:p text:style-name="Text_20_body"><text:s text:c="3"/>"filecomment_flg":0,</text:p>
      <text:p text:style-name="Text_20_body"><text:s text:c="3"/>"href":"",</text:p>
      <text:p text:style-name="Text_20_body"><text:s text:c="3"/>"hrefname":"ファイル名",</text:p>
      <text:p text:style-name="Text_20_body"><text:s text:c="3"/>"publicmode":"",</text:p>
      <text:p text:style-name="Text_20_body"><text:s text:c="3"/>"publicapproval_status":"",</text:p>
      <text:p text:style-name="Text_20_body"><text:s text:c="3"/>"report":0,</text:p>
      <text:p text:style-name="Text_20_body"><text:s text:c="3"/>"suspend":0,</text:p>
      <text:p text:style-name="Text_20_body"><text:s text:c="3"/>"usedsize":"",</text:p>
      <text:p text:style-name="Text_20_body"><text:s text:c="3"/>"limitsize":"",</text:p>
      <text:p text:style-name="Text_20_body"><text:s text:c="3"/>"thumbnail":-1,</text:p>
      <text:p text:style-name="Text_20_body"><text:s text:c="3"/>"etag":"bf9d8f14ab7980d353e74f90a66e4036",</text:p>
      <text:p text:style-name="Text_20_body"><text:s text:c="3"/>"shareownerfullname":"",</text:p>
      <text:p text:style-name="Text_20_body"><text:s text:c="3"/>"previewmethod":"",</text:p>
      <text:p text:style-name="Text_20_body"><text:s text:c="3"/>"public_sendfile_flg":""}</text:p>
      <text:p text:style-name="Text_20_body"/>
      <text:p text:style-name="Text_20_body">(4) 各ファイルに対して</text:p>
      <text:p text:style-name="Text_20_body">https://tubox.mail.tohoku.ac.jp/proself/publicweb/publicweb.go/get/&lt;HASH&gt;/&lt;hrefname&gt;</text:p>
      <text:p text:style-name="Text_20_body">でファイルをダウンロードできる．&lt;hrefname&gt;はURLエンコードされたファイル名だが，UTF-8のままでも行けるようだ．</text:p>
      <text:p text:style-name="Text_20_body">この時にJSESSIONIDをクッキーで送る必要がある．</text:p>
      <text:p text:style-name="Text_20_body"/>
      <text:p text:style-name="Text_20_body">なおセッションタイムアウトがあるので，ログインしてからあまり時間をおかずにファイルリスト取得→各ファイル取得をする必要がある．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ＭＳ Ｐゴシック" style:font-family-asian="'ＭＳ Ｐ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2T18:14:24.478000000</dc:date>
    <meta:editing-duration>PT2M5S</meta:editing-duration>
    <meta:editing-cycles>2</meta:editing-cycles>
    <meta:generator>LibreOffice/6.0.5.2$Windows_X86_64 LibreOffice_project/54c8cbb85f300ac59db32fe8a675ff7683cd5a16</meta:generator>
    <meta:document-statistic meta:table-count="0" meta:image-count="0" meta:object-count="0" meta:page-count="2" meta:paragraph-count="50" meta:word-count="438" meta:character-count="1857" meta:non-whitespace-character-count="1712"/>
  </office:meta>
</office:document-meta>
</file>